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ed5d3" officeooo:paragraph-rsid="000ed5d3" style:font-weight-asian="bold" style:font-weight-complex="bold"/>
    </style:style>
    <style:style style:name="P2" style:family="paragraph" style:parent-style-name="Standard">
      <style:text-properties fo:font-style="normal" style:text-underline-style="none" fo:font-weight="bold" officeooo:rsid="000ed5d3" officeooo:paragraph-rsid="000ed5d3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normal" style:text-underline-style="solid" style:text-underline-width="auto" style:text-underline-color="font-color" fo:font-weight="bold" officeooo:rsid="000ed5d3" officeooo:paragraph-rsid="000ed5d3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shop 2013:</text:p>
      <text:p text:style-name="P2">found similarities between DSM-V framework for anti-social personality disorder and flame trolling activites</text:p>
      <text:p text:style-name="P2">- empathic spectrum disorders (ESDs) – increased likelihood of participation in trolling</text:p>
      <text:p text:style-name="P2"/>
      <text:p text:style-name="P3">Diener &amp; Wallbom 1976:</text:p>
      <text:p text:style-name="P2">- 71% of individuals cheated on anagrams test in non-self-aware condition, compared to 7% in self-aware conditions</text:p>
      <text:p text:style-name="P2">- supports basic premise of deindividuation theory that self-awareness influences impulsive, counternormative behavior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20:25:11.107599669</meta:creation-date>
    <dc:date>2017-10-02T23:08:56.995846536</dc:date>
    <meta:editing-duration>PT11M38S</meta:editing-duration>
    <meta:editing-cycles>1</meta:editing-cycles>
    <meta:document-statistic meta:table-count="0" meta:image-count="0" meta:object-count="0" meta:page-count="1" meta:paragraph-count="6" meta:word-count="60" meta:character-count="462" meta:non-whitespace-character-count="407"/>
    <meta:generator>LibreOffice/4.2.8.2$Linux_X86_64 LibreOffice_project/420m0$Build-2</meta:generator>
  </office:meta>
</office:document-meta>
</file>